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fo:font-weight="bold" officeooo:rsid="00190e0b" officeooo:paragraph-rsid="00190e0b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8pt" fo:font-weight="normal" officeooo:rsid="00190e0b" officeooo:paragraph-rsid="00190e0b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1b721c" officeooo:paragraph-rsid="001b721c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90e0b" officeooo:paragraph-rsid="00190e0b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1a2c67" officeooo:paragraph-rsid="001a2c67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1b721c" officeooo:paragraph-rsid="001b721c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1ec8cf" officeooo:paragraph-rsid="001ec8cf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1f77f4" officeooo:paragraph-rsid="001f77f4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22ebbb" officeooo:paragraph-rsid="0022ebbb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24651f" officeooo:paragraph-rsid="0024651f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normal" officeooo:rsid="0028273c" officeooo:paragraph-rsid="0028273c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8pt" fo:font-weight="normal" officeooo:rsid="002a0723" officeooo:paragraph-rsid="002a0723" style:font-size-asian="18pt" style:font-weight-asian="normal" style:font-size-complex="18pt" style:font-weight-complex="normal"/>
    </style:style>
    <style:style style:name="P16" style:family="paragraph" style:parent-style-name="Standard">
      <style:text-properties fo:font-size="18pt" fo:font-weight="normal" officeooo:rsid="00314674" officeooo:paragraph-rsid="00314674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ff0000" fo:font-size="20pt" fo:font-weight="bold" officeooo:rsid="00137765" officeooo:paragraph-rsid="00137765" style:font-size-asian="20pt" style:font-weight-asian="bold" style:font-size-complex="20pt" style:font-weight-complex="bold"/>
    </style:style>
    <style:style style:name="P18" style:family="paragraph" style:parent-style-name="Standard">
      <style:text-properties fo:font-variant="normal" fo:text-transform="none" style:font-name="Inter" fo:font-size="18pt" fo:letter-spacing="normal" fo:font-style="normal" fo:font-weight="bold" officeooo:rsid="001a2c67" officeooo:paragraph-rsid="001a2c67" style:font-size-asian="18pt" style:font-weight-asian="bold" style:font-size-complex="18pt" style:font-weight-complex="bold"/>
    </style:style>
    <style:style style:name="P19" style:family="paragraph" style:parent-style-name="Standard">
      <style:text-properties fo:font-variant="normal" fo:text-transform="none" style:font-name="Inter" fo:font-size="18pt" fo:letter-spacing="normal" fo:font-style="normal" fo:font-weight="bold" officeooo:rsid="001b721c" officeooo:paragraph-rsid="001b721c" style:font-size-asian="18pt" style:font-weight-asian="bold" style:font-size-complex="18pt" style:font-weight-complex="bold"/>
    </style:style>
    <style:style style:name="P20" style:family="paragraph" style:parent-style-name="Standard">
      <style:paragraph-properties style:line-height-at-least="0.635cm"/>
      <style:text-properties fo:color="#cccccc" style:font-name="Droid Sans Mono" fo:font-size="13.5pt" fo:font-weight="normal" fo:background-color="#1f1f1f"/>
    </style:style>
    <style:style style:name="P21" style:family="paragraph" style:parent-style-name="Text_20_body">
      <style:text-properties fo:font-size="18pt" officeooo:paragraph-rsid="00314674" style:font-size-asian="18pt" style:font-size-complex="18pt"/>
    </style:style>
    <style:style style:name="P22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size-asian="18pt" style:font-weight-asian="bold" style:font-weight-complex="bold" loext:padding="0cm" loext:border="none"/>
    </style:style>
    <style:style style:name="T5" style:family="text">
      <style:text-properties fo:font-variant="normal" fo:text-transform="none" style:font-name="Inter" fo:font-size="12pt" fo:letter-spacing="normal" fo:font-style="normal"/>
    </style:style>
    <style:style style:name="T6" style:family="text">
      <style:text-properties fo:font-variant="normal" fo:text-transform="none" style:font-name="Inter" fo:letter-spacing="normal" fo:font-style="normal"/>
    </style:style>
    <style:style style:name="T7" style:family="text">
      <style:text-properties fo:font-variant="normal" fo:text-transform="none" style:font-name="Inter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style:font-name="Inter" fo:letter-spacing="normal" fo:font-style="normal" fo:font-weight="bold" style:font-size-asian="18pt" style:font-weight-asian="bold" style:font-weight-complex="bold"/>
    </style:style>
    <style:style style:name="T9" style:family="text">
      <style:text-properties fo:font-variant="normal" fo:text-transform="none" style:font-name="Inter" fo:letter-spacing="normal" fo:font-style="normal" style:font-size-asian="18pt"/>
    </style:style>
    <style:style style:name="T10" style:family="text">
      <style:text-properties fo:font-variant="normal" fo:text-transform="none" style:font-name="Inter" fo:letter-spacing="normal" fo:font-style="normal" officeooo:rsid="001d418f"/>
    </style:style>
    <style:style style:name="T11" style:family="text">
      <style:text-properties fo:font-variant="normal" fo:text-transform="none" style:font-name="Inter" fo:letter-spacing="normal" fo:font-style="normal" loext:padding="0cm" loext:border="none"/>
    </style:style>
    <style:style style:name="T12" style:family="text">
      <style:text-properties fo:font-variant="normal" fo:text-transform="none" style:font-name="Inter" fo:letter-spacing="normal" fo:font-style="normal" officeooo:rsid="002bd06f"/>
    </style:style>
    <style:style style:name="T13" style:family="text">
      <style:text-properties fo:font-variant="normal" fo:text-transform="none" style:font-name="Inter" fo:font-size="18pt" fo:letter-spacing="normal" fo:font-style="normal" fo:font-weight="normal" officeooo:rsid="0022ebbb" style:font-size-asian="18pt" style:font-weight-asian="normal" style:font-size-complex="18pt" style:font-weight-complex="normal" loext:padding="0cm" loext:border="none"/>
    </style:style>
    <style:style style:name="T14" style:family="text">
      <style:text-properties fo:font-variant="normal" fo:text-transform="none" fo:letter-spacing="normal" fo:font-weight="bold" style:font-size-asian="18pt" style:font-weight-asian="bold" style:font-weight-complex="bold" loext:padding="0cm" loext:border="none"/>
    </style:style>
    <style:style style:name="T15" style:family="text">
      <style:text-properties fo:font-variant="normal" fo:text-transform="none" fo:letter-spacing="normal" fo:font-style="normal" loext:padding="0cm" loext:border="none"/>
    </style:style>
    <style:style style:name="T16" style:family="text">
      <style:text-properties fo:font-variant="normal" fo:text-transform="none" fo:letter-spacing="normal" fo:font-style="normal" style:font-size-asian="18pt" loext:padding="0cm" loext:border="none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8" style:family="text">
      <style:text-properties fo:font-variant="normal" fo:text-transform="none" fo:font-size="18pt" fo:letter-spacing="normal" fo:font-style="normal" fo:font-weight="normal" officeooo:rsid="0022ebbb" style:font-size-asian="18pt" style:font-weight-asian="normal" style:font-size-complex="18pt" style:font-weight-complex="normal" loext:padding="0cm" loext:border="none"/>
    </style:style>
    <style:style style:name="T19" style:family="text">
      <style:text-properties fo:font-variant="normal" fo:text-transform="none" fo:color="#4ec9b0" style:font-name="Inter" fo:letter-spacing="normal" fo:font-style="normal"/>
    </style:style>
    <style:style style:name="T20" style:family="text">
      <style:text-properties fo:font-variant="normal" fo:text-transform="none" fo:color="#4fc1ff" style:font-name="Inter" fo:letter-spacing="normal" fo:font-style="normal"/>
    </style:style>
    <style:style style:name="T21" style:family="text">
      <style:text-properties fo:font-variant="normal" fo:text-transform="none" fo:color="#ff0000" style:font-name="Inter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ff0000" style:font-name="Inter" fo:letter-spacing="normal" fo:font-style="normal" fo:font-weight="bold" officeooo:rsid="00314674" style:font-weight-asian="bold" style:font-weight-complex="bold"/>
    </style:style>
    <style:style style:name="T23" style:family="text">
      <style:text-properties fo:font-variant="normal" fo:text-transform="none" fo:color="#ff0000" fo:letter-spacing="normal" fo:font-style="normal" fo:font-weight="bold" style:font-weight-asian="bold" style:font-weight-complex="bold" loext:padding="0cm" loext:border="none"/>
    </style:style>
    <style:style style:name="T24" style:family="text">
      <style:text-properties fo:font-variant="normal" fo:text-transform="none" fo:color="#ff0000" fo:letter-spacing="normal" fo:font-style="normal" fo:font-weight="bold" officeooo:rsid="00314674" style:font-weight-asian="bold" style:font-weight-complex="bold" loext:padding="0cm" loext:border="none"/>
    </style:style>
    <style:style style:name="T25" style:family="text">
      <style:text-properties officeooo:rsid="001d418f"/>
    </style:style>
    <style:style style:name="T26" style:family="text">
      <style:text-properties fo:color="#9cdcfe"/>
    </style:style>
    <style:style style:name="T27" style:family="text">
      <style:text-properties fo:color="#d4d4d4"/>
    </style:style>
    <style:style style:name="T28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HCL Basics</text:p>
      <text:p text:style-name="Standard"><text:span text:style-name="T3">- Navigate to the directory </text:span><text:span text:style-name="Source_20_Text"><text:span text:style-name="T3">/root/terraform-projects/HCL</text:span></text:span><text:span text:style-name="T3">. There is a file present in this location. What is the file extension used by this file? List the file by using the </text:span><text:span text:style-name="Source_20_Text"><text:span text:style-name="T3">ls </text:span></text:span><text:span text:style-name="T3">command.</text:span></text:p>
      <text:p text:style-name="P4">.<text:span text:style-name="T25">tf</text:span></text:p>
      <text:p text:style-name="P4"/>
      <text:p text:style-name="P1"><text:span text:style-name="T8">What is the </text:span><text:span text:style-name="Source_20_Text"><text:span text:style-name="T4">resource type</text:span></text:span><text:span text:style-name="Source_20_Text"><text:span text:style-name="T14"> </text:span></text:span><text:span text:style-name="T8">specified in this file?</text:span></text:p>
      <text:p text:style-name="P7"><text:span text:style-name="T6">local_file</text:span></text:p>
      <text:p text:style-name="P7"><text:span text:style-name="T6"/></text:p>
      <text:p text:style-name="P2"><text:span text:style-name="T9">What is the resource name used for the</text:span><text:span text:style-name="Source_20_Text"><text:span text:style-name="T16">local_file </text:span></text:span><text:span text:style-name="T9">resource in this configuration file?</text:span></text:p>
      <text:p text:style-name="P8"><text:span text:style-name="T10">g</text:span><text:span text:style-name="T6">ames</text:span></text:p>
      <text:p text:style-name="P8"><text:span text:style-name="T6"/></text:p>
      <text:p text:style-name="P18">What is the name of the provider for which we are creating this resource?</text:p>
      <text:p text:style-name="P9"><text:span text:style-name="T10">l</text:span><text:span text:style-name="T6">ocal</text:span></text:p>
      <text:p text:style-name="P9"><text:span text:style-name="T6"/></text:p>
      <text:p text:style-name="P19">Which one of the below is not an example of an argument used within the resource block?</text:p>
      <text:p text:style-name="P10"><text:span text:style-name="T6">resource_type=local_file</text:span></text:p>
      <text:p text:style-name="P9"><text:span text:style-name="T6"/></text:p>
      <text:p text:style-name="P9"><text:span text:style-name="T6"/></text:p>
      <text:p text:style-name="Standard"><text:span text:style-name="T3">If you run a </text:span><text:span text:style-name="Source_20_Text"><text:span text:style-name="T3">terraform plan </text:span></text:span><text:span text:style-name="T3">now? Would it work?</text:span></text:p>
      <text:p text:style-name="P11"><text:span text:style-name="T6">No</text:span></text:p>
      <text:p text:style-name="P11"><text:span text:style-name="T6"/></text:p>
      <text:p text:style-name="Standard"><text:span text:style-name="Source_20_Text"><text:span text:style-name="T3">What was the version of the local provider plugin that was downloaded?</text:span></text:span></text:p>
      <text:p text:style-name="P12"><text:span text:style-name="T6">2.5.1</text:span></text:p>
      <text:p text:style-name="P12"><text:span text:style-name="T6"/></text:p>
      <text:p text:style-name="Text_20_body"><text:span text:style-name="T3">Now, try to run a </text:span><text:span text:style-name="Source_20_Text"><text:span text:style-name="T3">terraform plan</text:span></text:span><text:span text:style-name="T3">. Did it print an execution plan as expected?</text:span></text:p>
      <text:p text:style-name="P13"><text:soft-page-break/><text:span text:style-name="T6">No</text:span></text:p>
      <text:p text:style-name="P9"><text:span text:style-name="T6"/></text:p>
      <text:p text:style-name="P3">Why did the command fail?</text:p>
      <text:p text:style-name="P14"><text:span text:style-name="T6">Invalid argument</text:span></text:p>
      <text:p text:style-name="P14"><text:span text:style-name="T6"/></text:p>
      <text:p text:style-name="Standard"><text:span text:style-name="T3">Which of the following is not a valid argument for the </text:span><text:span text:style-name="Source_20_Text"><text:span text:style-name="T3">local_file </text:span></text:span><text:span text:style-name="T3">resource?</text:span></text:p>
      <text:p text:style-name="P15"><text:span text:style-name="T12">f</text:span><text:span text:style-name="T6">ile</text:span></text:p>
      <text:p text:style-name="P15"><text:span text:style-name="T6"/></text:p>
      <text:p text:style-name="Standard"><text:span text:style-name="T3">Fix the argument in the configuration file and then run a </text:span><text:span text:style-name="Source_20_Text"><text:span text:style-name="T3">terraform plan </text:span></text:span><text:span text:style-name="T3">followed by </text:span><text:span text:style-name="Source_20_Text"><text:span text:style-name="T3">terraform apply </text:span></text:span><text:span text:style-name="T3">to create the </text:span><text:span text:style-name="Source_20_Text"><text:span text:style-name="T3">local_file </text:span></text:span><text:span text:style-name="T3">resource called </text:span><text:span text:style-name="Source_20_Text"><text:span text:style-name="T3">games</text:span></text:span><text:span text:style-name="T3">.</text:span></text:p>
      <text:p text:style-name="P4"/>
      <text:p text:style-name="P4">resource "local_file" "games" {</text:p>
      <text:p text:style-name="P4">filename = "/root/favorite-games"</text:p>
      <text:p text:style-name="P4">content = "FIFA 21"</text:p>
      <text:p text:style-name="P4">}</text:p>
      <text:p text:style-name="P20"/>
      <text:p text:style-name="Text_20_body"><text:span text:style-name="T3">We have now created our very first resource using Terraform! Next, let's work on updating the resource.<text:line-break/>If you look at the output produced by the </text:span><text:span text:style-name="Source_20_Text"><text:span text:style-name="T3">terraform plan </text:span></text:span><text:span text:style-name="T3">and </text:span><text:span text:style-name="Source_20_Text"><text:span text:style-name="T3">terraform apply </text:span></text:span><text:span text:style-name="T3">commands closely, we can see that the file content is printed on the screen.<text:line-break/>Since we do not want this to happen, we have updated the resource type.</text:span></text:p>
      <text:p text:style-name="P22">What is the resource type that we have updated?</text:p>
      <text:p text:style-name="P16"><text:span text:style-name="T6">local_sensitive_file</text:span></text:p>
      <text:p text:style-name="P16"><text:span text:style-name="T6"/></text:p>
      <text:p text:style-name="P21"><text:span text:style-name="T22">Finally, destroy this resource using </text:span><text:span text:style-name="Source_20_Text"><text:span text:style-name="T24">terraform destroy</text:span>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8:29:54.854035784</meta:creation-date>
    <dc:date>2024-04-23T18:48:14.776862208</dc:date>
    <meta:editing-duration>PT18M3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64" meta:character-count="1541" meta:non-whitespace-character-count="1307"/>
  </office:meta>
</office:document-meta>
</file>